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441cm" fo:margin-left="0.072cm" fo:margin-top="0cm" fo:margin-bottom="0cm" table:align="left" style:writing-mode="lr-tb"/>
    </style:style>
    <style:style style:name="Table1.A" style:family="table-column">
      <style:table-column-properties style:column-width="11.509cm"/>
    </style:style>
    <style:style style:name="Table1.B" style:family="table-column">
      <style:table-column-properties style:column-width="6.932cm"/>
    </style:style>
    <style:style style:name="Table1.1" style:family="table-row">
      <style:table-row-properties style:min-row-height="2.822cm" fo:keep-together="auto"/>
    </style:style>
    <style:style style:name="Table1.A1" style:family="table-cell">
      <style:table-cell-properties style:vertical-align="" fo:padding="0.254cm" fo:border="none"/>
    </style:style>
    <style:style style:name="Table1.2" style:family="table-row">
      <style:table-row-properties style:min-row-height="20.743cm" fo:keep-together="auto"/>
    </style:style>
    <style:style style:name="P1" style:family="paragraph" style:parent-style-name="Standard">
      <style:paragraph-properties fo:margin-top="0.212cm" fo:margin-bottom="0cm" style:contextual-spacing="false"/>
    </style:style>
    <style:style style:name="P2" style:family="paragraph" style:parent-style-name="Heading_20_2">
      <style:paragraph-properties fo:margin-top="0.212cm" fo:margin-bottom="0cm" style:contextual-spacing="false"/>
    </style:style>
    <style:style style:name="P3" style:family="paragraph" style:parent-style-name="Heading_20_2">
      <style:paragraph-properties fo:margin-top="0.212cm" fo:margin-bottom="0cm" style:contextual-spacing="false" fo:padding="0cm" fo:border="none"/>
    </style:style>
    <style:style style:name="P4" style:family="paragraph" style:parent-style-name="Heading_20_3">
      <style:paragraph-properties fo:margin-top="0.212cm" fo:margin-bottom="0cm" style:contextual-spacing="false" fo:padding="0cm" fo:border="none"/>
    </style:style>
    <style:style style:name="P5" style:family="paragraph" style:parent-style-name="Title">
      <style:paragraph-properties fo:margin-top="0.212cm" fo:margin-bottom="0cm" style:contextual-spacing="false" fo:padding="0cm" fo:border="none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15%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434343"/>
    </style:style>
    <style:style style:name="P9" style:family="paragraph" style:parent-style-name="Standard">
      <style:paragraph-properties fo:margin-top="0cm" fo:margin-bottom="0cm" style:contextual-spacing="false" fo:line-height="115%" fo:padding="0cm" fo:border="none"/>
    </style:style>
    <style:style style:name="P10" style:family="paragraph" style:parent-style-name="Heading_20_1">
      <style:paragraph-properties fo:margin-top="0cm" fo:margin-bottom="0cm" style:contextual-spacing="false" fo:line-height="100%" fo:padding="0cm" fo:border="none"/>
    </style:style>
    <style:style style:name="P11" style:family="paragraph" style:parent-style-name="Heading_20_1">
      <style:paragraph-properties fo:margin-top="0cm" fo:margin-bottom="0cm" style:contextual-spacing="false" fo:line-height="100%" fo:padding="0cm" fo:border="none"/>
      <style:text-properties style:font-name="Merriweather" style:font-name-asian="Merriweather1" style:font-name-complex="Merriweather1"/>
    </style:style>
    <style:style style:name="P12" style:family="paragraph" style:parent-style-name="Standard">
      <style:paragraph-properties fo:margin-left="0cm" fo:margin-right="0cm" fo:margin-top="0cm" fo:margin-bottom="0.141cm" style:contextual-spacing="false" fo:line-height="100%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.141cm" style:contextual-spacing="false" fo:line-height="115%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70%" fo:keep-together="auto" fo:text-indent="0cm" style:auto-text-indent="false" fo:padding="0cm" fo:border="none" fo:keep-with-next="auto"/>
    </style:style>
    <style:style style:name="P15" style:family="paragraph" style:parent-style-name="Heading_20_1">
      <style:paragraph-properties fo:margin-left="0cm" fo:margin-right="0cm" fo:margin-top="0cm" fo:margin-bottom="0cm" style:contextual-spacing="false" fo:line-height="170%" fo:keep-together="auto" fo:text-indent="0cm" style:auto-text-indent="false" fo:padding="0cm" fo:border="none" fo:keep-with-next="auto"/>
      <style:text-properties style:font-name="Merriweather" style:font-name-asian="Merriweather1" style:font-name-complex="Merriweather1"/>
    </style:style>
    <style:style style:name="P16" style:family="paragraph" style:parent-style-name="Heading_20_5">
      <style:paragraph-properties fo:margin-left="0cm" fo:margin-right="0cm" fo:margin-top="0cm" fo:margin-bottom="0cm" style:contextual-spacing="false" fo:line-height="170%" fo:keep-together="auto" fo:text-indent="0cm" style:auto-text-indent="false" fo:padding="0cm" fo:border="none" fo:keep-with-next="auto"/>
      <style:text-properties style:font-name="Merriweather" style:font-name-asian="Merriweather1" style:font-name-complex="Merriweather1"/>
    </style:style>
    <style:style style:name="P17" style:family="paragraph" style:parent-style-name="Standard" style:master-page-name="Standard">
      <style:paragraph-properties fo:margin-top="0.212cm" fo:margin-bottom="0cm" style:contextual-spacing="false" fo:line-height="100%" style:page-number="1" fo:padding="0cm" fo:border="none"/>
      <style:text-properties fo:font-size="6pt" style:font-size-asian="6pt" style:font-size-complex="6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434343" fo:font-size="8pt" style:font-size-asian="8pt" style:font-size-complex="8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000000" fo:font-weight="bold" style:font-weight-asian="bold"/>
    </style:style>
    <style:style style:name="P20" style:family="paragraph" style:parent-style-name="Standard">
      <style:paragraph-properties fo:margin-top="0cm" fo:margin-bottom="0cm" style:contextual-spacing="false" fo:line-height="115%" fo:padding="0cm" fo:border="none"/>
      <style:text-properties fo:color="#000000" fo:font-size="8pt" fo:font-weight="bold" style:font-size-asian="8pt" style:font-weight-asian="bold" style:font-size-complex="8pt"/>
    </style:style>
    <style:style style:name="P21" style:family="paragraph" style:parent-style-name="Standard">
      <style:paragraph-properties fo:margin-top="0cm" fo:margin-bottom="0cm" style:contextual-spacing="false" fo:line-height="115%" fo:padding="0cm" fo:border="none"/>
      <style:text-properties fo:color="#000000" fo:font-size="8pt" style:font-size-asian="8pt" style:font-size-complex="8pt"/>
    </style:style>
    <style:style style:name="P22" style:family="paragraph" style:parent-style-name="Standard">
      <style:paragraph-properties fo:margin-top="0.071cm" fo:margin-bottom="0cm" style:contextual-spacing="false" fo:line-height="170%"/>
      <style:text-properties fo:color="#000000" fo:font-weight="bold" style:font-weight-asian="bold"/>
    </style:style>
    <style:style style:name="P23" style:family="paragraph" style:parent-style-name="Standard">
      <style:paragraph-properties fo:margin-left="0cm" fo:margin-right="0cm" fo:margin-top="0cm" fo:margin-bottom="0.141cm" style:contextual-spacing="false" fo:line-height="115%" fo:text-indent="0cm" style:auto-text-indent="false"/>
      <style:text-properties officeooo:paragraph-rsid="0002eb58"/>
    </style:style>
    <style:style style:name="P24" style:family="paragraph" style:parent-style-name="Heading_20_1">
      <style:paragraph-properties fo:margin-top="0cm" fo:margin-bottom="0cm" style:contextual-spacing="false" fo:line-height="100%" fo:padding="0cm" fo:border="none"/>
      <style:text-properties style:font-name="Merriweather" style:font-name-asian="Merriweather1" style:font-name-complex="Merriweather1"/>
    </style:style>
    <style:style style:name="P25" style:family="paragraph" style:parent-style-name="Heading_20_1">
      <style:paragraph-properties fo:margin-top="0cm" fo:margin-bottom="0cm" style:contextual-spacing="false" fo:line-height="100%"/>
      <style:text-properties style:font-name="Merriweather" style:font-name-asian="Merriweather1" style:font-name-complex="Merriweather1"/>
    </style:style>
    <style:style style:name="P26" style:family="paragraph" style:parent-style-name="Heading_20_1">
      <style:paragraph-properties fo:margin-left="0cm" fo:margin-right="0cm" fo:margin-top="0cm" fo:margin-bottom="0.141cm" style:contextual-spacing="false" fo:line-height="100%" fo:text-indent="0cm" style:auto-text-indent="false"/>
      <style:text-properties style:font-name="Merriweather" style:font-name-asian="Merriweather1" style:font-name-complex="Merriweather1"/>
    </style:style>
    <style:style style:name="P27" style:family="paragraph" style:parent-style-name="Heading_20_1">
      <style:paragraph-properties fo:margin-left="0cm" fo:margin-right="0cm" fo:margin-top="0cm" fo:margin-bottom="0cm" style:contextual-spacing="false" fo:line-height="170%" fo:keep-together="auto" fo:text-indent="0cm" style:auto-text-indent="false" fo:padding="0cm" fo:border="none" fo:keep-with-next="auto"/>
      <style:text-properties style:font-name="Merriweather" style:font-name-asian="Merriweather1" style:font-name-complex="Merriweather1"/>
    </style:style>
    <style:style style:name="P28" style:family="paragraph" style:parent-style-name="Heading_20_3">
      <style:paragraph-properties fo:margin-top="0.212cm" fo:margin-bottom="0cm" style:contextual-spacing="false" fo:padding="0cm" fo:border="none"/>
      <style:text-properties style:font-name="Merriweather" style:font-name-asian="Merriweather1" style:font-name-complex="Merriweather1"/>
    </style:style>
    <style:style style:name="P29" style:family="paragraph" style:parent-style-name="Subtitle">
      <style:paragraph-properties fo:margin-top="0.212cm" fo:margin-bottom="0cm" style:contextual-spacing="false"/>
      <style:text-properties style:font-name="Merriweather" fo:font-weight="bold" style:font-name-asian="Merriweather1" style:font-weight-asian="bold" style:font-name-complex="Merriweather1"/>
    </style:style>
    <style:style style:name="T1" style:family="text">
      <style:text-properties style:font-name="Merriweather" fo:font-weight="bold" style:font-name-asian="Merriweather1" style:font-weight-asian="bold" style:font-name-complex="Merriweather1"/>
    </style:style>
    <style:style style:name="T2" style:family="text">
      <style:text-properties style:font-name="Merriweather" style:font-name-asian="Merriweather1" style:font-name-complex="Merriweather1"/>
    </style:style>
    <style:style style:name="T3" style:family="text">
      <style:text-properties fo:color="#434343" fo:font-size="8pt" fo:font-weight="bold" style:font-size-asian="8pt" style:font-weight-asian="bold" style:font-size-complex="8pt"/>
    </style:style>
    <style:style style:name="T4" style:family="text">
      <style:text-properties fo:color="#434343" fo:font-weight="bold" style:font-weight-asian="bold"/>
    </style:style>
    <style:style style:name="T5" style:family="text">
      <style:text-properties fo:color="#434343" fo:font-size="7pt" fo:font-weight="bold" style:font-size-asian="7pt" style:font-weight-asian="bold" style:font-size-complex="7pt"/>
    </style:style>
    <style:style style:name="T6" style:family="text">
      <style:text-properties fo:color="#434343" fo:font-size="6pt" fo:font-weight="bold" style:font-size-asian="6pt" style:font-weight-asian="bold" style:font-size-complex="6pt"/>
    </style:style>
    <style:style style:name="T7" style:family="text">
      <style:text-properties fo:color="#000000" fo:font-size="8pt" fo:font-weight="bold" style:font-size-asian="8pt" style:font-weight-asian="bold" style:font-size-complex="8pt"/>
    </style:style>
    <style:style style:name="T8" style:family="text">
      <style:text-properties fo:color="#000000" fo:font-size="8pt" fo:font-weight="bold" officeooo:rsid="0002eb58" style:font-size-asian="8pt" style:font-weight-asian="bold" style:font-size-complex="8pt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fo:font-weight="bold" officeooo:rsid="0002eb58" style:font-weight-asian="bold"/>
    </style:style>
    <style:style style:name="T11" style:family="text">
      <style:text-properties fo:color="#000000" style:font-name="Merriweather" style:font-name-asian="Merriweather1" style:font-name-complex="Merriweather1"/>
    </style:style>
    <style:style style:name="T12" style:family="text">
      <style:text-properties fo:color="#000000" fo:font-size="7pt" fo:font-weight="bold" style:font-size-asian="7pt" style:font-weight-asian="bold" style:font-size-complex="7pt"/>
    </style:style>
    <style:style style:name="T13" style:family="text">
      <style:text-properties fo:color="#000000" fo:font-size="7pt" fo:font-weight="bold" officeooo:rsid="0002eb58" style:font-size-asian="7pt" style:font-weight-asian="bold" style:font-size-complex="7pt"/>
    </style:style>
    <style:style style:name="T14" style:family="text">
      <style:text-properties fo:color="#000000" fo:font-size="6pt" fo:font-weight="bold" style:font-size-asian="6pt" style:font-weight-asian="bold" style:font-size-complex="6pt"/>
    </style:style>
    <style:style style:name="T15" style:family="text">
      <style:text-properties fo:color="#000000" fo:font-size="6pt" fo:font-weight="bold" officeooo:rsid="0002eb58" style:font-size-asian="6pt" style:font-weight-asian="bold" style:font-size-complex="6pt"/>
    </style:style>
    <style:style style:name="T16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17" style:family="text">
      <style:text-properties fo:color="#1155cc" fo:font-size="8pt" style:text-underline-style="solid" style:text-underline-width="auto" style:text-underline-color="font-color" officeooo:rsid="0002eb58" style:font-size-asian="8pt" style:font-size-complex="8pt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fo:font-weight="normal" style:font-style-asian="italic" style:font-weight-asian="normal"/>
    </style:style>
    <style:style style:name="T20" style:family="text">
      <style:text-properties fo:font-weight="normal" style:font-weight-asian="normal"/>
    </style:style>
    <style:style style:name="T21" style:family="text">
      <style:text-properties fo:font-weight="bold" style:font-weight-asian="bold"/>
    </style:style>
    <style:style style:name="T22" style:family="text">
      <style:text-properties fo:color="#58585f"/>
    </style:style>
    <style:style style:name="T23" style:family="text">
      <style:text-properties fo:color="#58585f" style:font-name="Merriweather" style:font-name-asian="Merriweather1" style:font-name-complex="Merriweather1"/>
    </style:style>
    <style:style style:name="T24" style:family="text">
      <style:text-properties fo:color="#58585f" style:font-name="Merriweather" fo:font-weight="normal" style:font-name-asian="Merriweather1" style:font-weight-asian="normal" style:font-name-complex="Merriweather1"/>
    </style:style>
    <style:style style:name="T25" style:family="text">
      <style:text-properties fo:color="#58585f" officeooo:rsid="0002eb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bookmark text:name="_x8fm1uorkbaw"/>Vrinda Goel</text:p>
            <text:p text:style-name="P29"><text:bookmark text:name="_lwhj1v6bbmmv"/>Software Developer</text:p>
            <text:p text:style-name="P18">Junior year college student with over 5 years of experience in coding. Interned as a Software Developer in an Artificial Intelligence platform based company and also gained experience in debugging, testing and problem solving as a Teaching Assistant in various labs.</text:p>
          </table:table-cell>
          <table:table-cell table:style-name="Table1.A1" office:value-type="string">
            <text:p text:style-name="P20">Phone</text:p>
            <text:p text:style-name="P21">(+91) 80038-90410</text:p>
            <text:p text:style-name="P20">Email</text:p>
            <text:p text:style-name="P9"><text:a xlink:type="simple" xlink:href="mailto:vrinda.keepsmiling@gmail.com" text:style-name="ListLabel_20_1" text:visited-style-name="ListLabel_20_1"><text:span text:style-name="T16">vrinda.keepsmiling@gmail.com</text:span></text:a></text:p>
            <text:p text:style-name="P20">Linkedin</text:p>
            <text:p text:style-name="P6"><text:a xlink:type="simple" xlink:href="https://www.linkedin.com/in/vrinda41198/" text:style-name="ListLabel_20_1" text:visited-style-name="ListLabel_20_1"><text:span text:style-name="T16">https://www.linkedin.com/in/vrin</text:span></text:a><text:a xlink:type="simple" xlink:href="https://www.linkedin.com/in/vrinda41198/" text:style-name="ListLabel_20_1" text:visited-style-name="ListLabel_20_1"><text:span text:style-name="T17">d</text:span></text:a><text:a xlink:type="simple" xlink:href="https://www.linkedin.com/in/vrinda41198/" text:style-name="ListLabel_20_1" text:visited-style-name="ListLabel_20_1"><text:span text:style-name="T16">a41198/</text:span></text:a></text:p>
            <text:p text:style-name="P20">GitHub</text:p>
            <text:p text:style-name="P9"><text:a xlink:type="simple" xlink:href="https://github.com/vrinda41198/" text:style-name="ListLabel_20_1" text:visited-style-name="ListLabel_20_1"><text:span text:style-name="T16">https://github.com/vrinda41198/</text:span></text:a></text:p>
          </table:table-cell>
        </table:table-row>
        <table:table-row table:style-name="Table1.2">
          <table:table-cell table:style-name="Table1.A1" office:value-type="string">
            <text:p text:style-name="P11"><text:bookmark text:name="_y7d3xdxnr44m"/>EXPERIENCE</text:p>
            <text:p text:style-name="P3"><text:bookmark text:name="_rfgvkg2ifhfd"/>Teaching Assistant - <text:span text:style-name="T18">Database Management Systems Lab</text:span></text:p>
            <text:p text:style-name="P4"><text:bookmark text:name="_n64fgzu3lwuy"/><text:span text:style-name="T1">LNM IIT</text:span><text:span text:style-name="T2">, August 2018 - PRESENT</text:span></text:p>
            <text:p text:style-name="P2"><text:bookmark text:name="_ko93a1qy2537"/>Summer Intern - <text:span text:style-name="T18">Software Development</text:span></text:p>
            <text:p text:style-name="P4"><text:bookmark text:name="_8hk593fs3sag"/><text:span text:style-name="T1">Razorthink Inc.</text:span><text:span text:style-name="T2">, June 2018 - July 2018</text:span></text:p>
            <text:p text:style-name="P3"><text:bookmark text:name="_1hxcpsc1hco2"/>Teaching Assistant - <text:span text:style-name="T18">C Programming Lab</text:span></text:p>
            <text:p text:style-name="P4"><text:bookmark text:name="_ybypdmed418m"/><text:span text:style-name="T1">LNM IIT</text:span><text:span text:style-name="T2">, August 2017 - December 2017</text:span></text:p>
            <text:p text:style-name="P11"><text:bookmark text:name="_yk8luflkpwij"/></text:p>
            <text:p text:style-name="P11"><text:bookmark text:name="_tv6tvu7dmmcj"/>EDUCATION</text:p>
            <text:p text:style-name="P3"><text:bookmark text:name="_6wymnhinx9q5"/>LNM IIT, <text:span text:style-name="T20">Jaipur — </text:span><text:span text:style-name="T19">Bachelors in Science, Computer Science</text:span></text:p>
            <text:p text:style-name="P28"><text:bookmark text:name="_7vtcyzeczjot"/>August 2016 - May 2020</text:p>
            <text:p text:style-name="P6">CGPA(After 4th Semester) on a scale of 10(only CSE courses) : 9.39</text:p>
            <text:p text:style-name="P6">CGPA(After 4th Semester) on a scale of 10 : 8.20</text:p>
            <text:p text:style-name="P3"><text:bookmark text:name="_czfiadnsgnzp"/>National Public School RNR, <text:span text:style-name="T20">Bangalore — </text:span><text:span text:style-name="T19">High School</text:span></text:p>
            <text:p text:style-name="P28"><text:bookmark text:name="_miiyt1y6sl7g"/>June 2004 - March 2016</text:p>
            <text:p text:style-name="P6">Secondary Boards : 10 CGPA.</text:p>
            <text:p text:style-name="P6">Senior Secondary Boards : 92.6%.</text:p>
            <text:p text:style-name="P11"><text:bookmark text:name="_jhv78pp9wtzd"/></text:p>
            <text:p text:style-name="P11"><text:bookmark text:name="_kdjbo5y209w"/>ACHIEVEMENTS</text:p>
            <text:p text:style-name="P6"/>
            <text:p text:style-name="P7"><text:span text:style-name="T9">2013</text:span><text:span text:style-name="T21"> </text:span></text:p>
            <text:p text:style-name="P7">High distinction in Computer Science and Distinction in Maths in the International Assessment for Indian Schools (IAIS).</text:p>
            <text:p text:style-name="P6"/>
            <text:p text:style-name="P6"><text:span text:style-name="T9">2015</text:span><text:span text:style-name="T21"> </text:span></text:p>
            <text:p text:style-name="P6">Distinction in Maths and Computer Science in the International Assessment for Indian Schools (IAIS).</text:p>
            <text:p text:style-name="P6"/>
            <text:p text:style-name="P6"><text:span text:style-name="T9">2016</text:span><text:span text:style-name="T21"> </text:span></text:p>
            <text:p text:style-name="P6">Ranked 1st in batch and 14th in college in the Inter university Programming Competition. Have been ranked in the top 30 in various other coding competitions in college.</text:p>
            <text:p text:style-name="P6"/>
            <text:p text:style-name="P6"><text:span text:style-name="T9">2017</text:span><text:span text:style-name="T21"> </text:span></text:p>
            <text:p text:style-name="P6">Ranked 9th out of 70 teams that participated in the online round of The LNMIIT CodeSprint and 4th out of the 34 teams that qualified for the on-site round held on Codeforces</text:p>
            <text:p text:style-name="P6"/>
            <text:p text:style-name="P25"><text:bookmark text:name="_pj6z6j57zuh9"/>INTERESTS</text:p>
            <text:p text:style-name="P6"/>
            <text:p text:style-name="P6">I am a psychology and travel aficionado, write and also play the keyboard.</text:p>
          </table:table-cell>
          <table:table-cell table:style-name="Table1.A1" office:value-type="string">
            <text:p text:style-name="P11"><text:bookmark text:name="_ca0awj8022e2"/>SKILLS</text:p>
            <text:p text:style-name="P6"/>
            <text:p text:style-name="P10"><text:bookmark text:name="_tqojmfgm3wzp"/><text:span text:style-name="T11">Languages</text:span><text:span text:style-name="T23"> </text:span><text:span text:style-name="T24">: C++, C, Java(moderate)</text:span></text:p>
            <text:p text:style-name="P6"/>
            <text:p text:style-name="P12"><text:span text:style-name="T9">Scripting</text:span><text:span text:style-name="T22"> : Python</text:span></text:p>
            <text:p text:style-name="P12"><text:span text:style-name="T9">DBMS</text:span><text:span text:style-name="T22"> : MySQL, DB2</text:span></text:p>
            <text:p text:style-name="P23"><text:span text:style-name="T9">Environments</text:span><text:span text:style-name="T22"> : Vim, Eclipse, </text:span></text:p>
            <text:p text:style-name="P23"><text:span text:style-name="T22">OMNet</text:span><text:span text:style-name="T25">+</text:span><text:span text:style-name="T22">+, PyCharm</text:span>.</text:p>
            <text:p text:style-name="P13"/>
            <text:p text:style-name="P26"><text:bookmark text:name="_25e4roh48zhp"/>LEADERSHIP POSITIONS</text:p>
            <text:p text:style-name="P6"/>
            <text:p text:style-name="P22">2017 - 2018</text:p>
            <text:p text:style-name="P14">Women-in Tech Evangelist</text:p>
            <text:p text:style-name="P22">2017 - 2018</text:p>
            <text:p text:style-name="P14">Core Organising Committee Member</text:p>
            <text:p text:style-name="P22">2018 - PRESENT</text:p>
            <text:p text:style-name="P14">Associate General Secretary, The Science and Technical Council</text:p>
            <text:p text:style-name="P15"><text:bookmark text:name="_71dfe2551vwh"/></text:p>
            <text:p text:style-name="P15"><text:bookmark text:name="_hhg427twsozx"/>PROJECTS</text:p>
            <text:p text:style-name="P6"/>
            <text:p text:style-name="P19">Brick_Game : C++</text:p>
            <text:p text:style-name="P6">Made an ASCII game based on the racing brick_game with added features.</text:p>
            <text:p text:style-name="P6"/>
            <text:p text:style-name="P6"><text:span text:style-name="T9">Movie ticket booking portal : C</text:span><text:span text:style-name="T15">+</text:span><text:span text:style-name="T14">+</text:span><text:span text:style-name="T6"> </text:span></text:p>
            <text:p text:style-name="P6">Inspired by the BookmyShow website.</text:p>
            <text:p text:style-name="P8"/>
            <text:p text:style-name="P19">Intelligent Document Processor : Python, Regex, JSON, Neo4j </text:p>
            <text:p text:style-name="P6"/>
            <text:p text:style-name="P19">N - Queens Problem : Python, Genetic Algorithms</text:p>
            <text:p text:style-name="P16"><text:bookmark text:name="_548kusklcfc"/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529cm" fo:margin-top="0.212cm" fo:margin-bottom="0cm" style:contextual-spacing="false" fo:line-height="130%" fo:orphans="0" fo:widows="0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1.058cm" fo:margin-bottom="0cm" style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564cm" fo:margin-bottom="0cm" style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76cm" fo:margin-bottom="0.176cm" style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212cm" style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style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16cm" fo:margin-bottom="1.522cm" fo:margin-left="1.522cm" fo:margin-right="1.522cm" style:writing-mode="lr-tb" style:layout-grid-color="#c0c0c0" style:layout-grid-lines="254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8-11-05T20:05:35.678023414</dc:date>
    <meta:editing-duration>P0D</meta:editing-duration>
    <meta:editing-cycles>1</meta:editing-cycles>
    <meta:document-statistic meta:table-count="1" meta:image-count="0" meta:object-count="0" meta:page-count="2" meta:paragraph-count="58" meta:word-count="349" meta:character-count="2249" meta:non-whitespace-character-count="1949"/>
  </office:meta>
</office:document-meta>
</file>